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65in"/>
    </style:style>
    <style:style style:name="co2" style:family="table-column">
      <style:table-column-properties fo:break-before="auto" style:column-width="2.7882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189in"/>
    </style:style>
    <style:style style:name="co5" style:family="table-column">
      <style:table-column-properties fo:break-before="auto" style:column-width="0.8402in"/>
    </style:style>
    <style:style style:name="co6" style:family="table-column">
      <style:table-column-properties fo:break-before="auto" style:column-width="0.7173in"/>
    </style:style>
    <style:style style:name="co7" style:family="table-column">
      <style:table-column-properties fo:break-before="auto" style:column-width="0.711in"/>
    </style:style>
    <style:style style:name="co8" style:family="table-column">
      <style:table-column-properties fo:break-before="auto" style:column-width="0.9075in"/>
    </style:style>
    <style:style style:name="co9" style:family="table-column">
      <style:table-column-properties fo:break-before="auto" style:column-width="3.0665in"/>
    </style:style>
    <style:style style:name="co10" style:family="table-column">
      <style:table-column-properties fo:break-before="auto" style:column-width="2.3957in"/>
    </style:style>
    <style:style style:name="co11" style:family="table-column">
      <style:table-column-properties fo:break-before="auto" style:column-width="2.4626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PageStyle_5f_Actions">
      <style:table-properties table:display="true" style:writing-mode="lr-tb"/>
    </style:style>
    <style:style style:name="ta2" style:family="table" style:master-page-name="PageStyle_5f_Animations">
      <style:table-properties table:display="true" style:writing-mode="lr-tb"/>
    </style:style>
    <style:style style:name="ta3" style:family="table" style:master-page-name="PageStyle_5f_Application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ta5" style:family="table" style:master-page-name="PageStyle_5f_Devices">
      <style:table-properties table:display="true" style:writing-mode="lr-tb"/>
    </style:style>
    <style:style style:name="ta6" style:family="table" style:master-page-name="PageStyle_5f_Emblems">
      <style:table-properties table:display="true" style:writing-mode="lr-tb"/>
    </style:style>
    <style:style style:name="ta7" style:family="table" style:master-page-name="PageStyle_5f_Emotes">
      <style:table-properties table:display="true" style:writing-mode="lr-tb"/>
    </style:style>
    <style:style style:name="ta8" style:family="table" style:master-page-name="PageStyle_5f_International">
      <style:table-properties table:display="true" style:writing-mode="lr-tb"/>
    </style:style>
    <style:style style:name="ta9" style:family="table" style:master-page-name="PageStyle_5f_MimeTypes">
      <style:table-properties table:display="true" style:writing-mode="lr-tb"/>
    </style:style>
    <style:style style:name="ta10" style:family="table" style:master-page-name="PageStyle_5f_Places">
      <style:table-properties table:display="true" style:writing-mode="lr-tb"/>
    </style:style>
    <style:style style:name="ta11" style:family="table" style:master-page-name="PageStyle_5f_Statu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Action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1"/>
        </table:table-row>
        <table:table-row table:style-name="ro2">
          <table:table-cell office:value-type="string">
            <text:p>about</text:p>
          </table:table-cell>
          <table:table-cell office:value-type="string">
            <text:p>help-about-kde</text:p>
          </table:table-cell>
          <table:table-cell/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address-book-new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xit</text:p>
          </table:table-cell>
          <table:table-cell office:value-type="string">
            <text:p>application-exi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ppointment</text:p>
          </table:table-cell>
          <table:table-cell office:value-type="string">
            <text:p>appointment-new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bookmark_add</text:p>
          </table:table-cell>
          <table:table-cell office:value-type="string">
            <text:p>bookmark-new</text:p>
          </table:table-cell>
          <table:table-cell/>
          <table:table-cell office:value-type="string">
            <text:p>OK</text:p>
          </table:table-cell>
          <table:table-cell office:value-type="string">
            <text:p>Tango</text:p>
          </table:table-cell>
          <table:table-cell table:number-columns-repeated="251"/>
        </table:table-row>
        <table:table-row table:style-name="ro2">
          <table:table-cell office:value-type="string">
            <text:p>identity</text:p>
          </table:table-cell>
          <table:table-cell office:value-type="string">
            <text:p>contact-new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identity</text:p>
          </table:table-cell>
          <table:table-cell table:number-columns-repeated="249"/>
        </table:table-row>
        <table:table-row table:style-name="ro2">
          <table:table-cell office:value-type="string">
            <text:p>button_cancel</text:p>
          </table:table-cell>
          <table:table-cell office:value-type="string">
            <text:p>dialog-cance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close</text:p>
          </table:table-cell>
          <table:table-cell office:value-type="string">
            <text:p>dialog-clos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ialog-ok</text:p>
          </table:table-cell>
          <table:table-cell/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apply</text:p>
          </table:table-cell>
          <table:table-cell office:value-type="string">
            <text:p>dialog-apply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new</text:p>
          </table:table-cell>
          <table:table-cell office:value-type="string">
            <text:p>document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open</text:p>
          </table:table-cell>
          <table:table-cell office:value-type="string">
            <text:p>document-ope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ocument-open-recen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agesetup</text:p>
          </table:table-cell>
          <table:table-cell office:value-type="string">
            <text:p>document-page-setup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print</text:p>
          </table:table-cell>
          <table:table-cell office:value-type="string">
            <text:p>document-prin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quickprint</text:p>
          </table:table-cell>
          <table:table-cell office:value-type="string">
            <text:p>document-print-previ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ocument-propertie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evert</text:p>
          </table:table-cell>
          <table:table-cell office:value-type="string">
            <text:p>document-rever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save</text:p>
          </table:table-cell>
          <table:table-cell office:value-type="string">
            <text:p>document-sav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saveas</text:p>
          </table:table-cell>
          <table:table-cell office:value-type="string">
            <text:p>document-save-a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clear</text:p>
          </table:table-cell>
          <table:table-cell office:value-type="string">
            <text:p>edit-clear</text:p>
          </table:table-cell>
          <table:table-cell/>
          <table:table-cell office:value-type="string">
            <text:p>OK</text:p>
          </table:table-cell>
          <table:table-cell office:value-type="string">
            <text:p>Tango</text:p>
          </table:table-cell>
          <table:table-cell table:number-columns-repeated="251"/>
        </table:table-row>
        <table:table-row table:style-name="ro2">
          <table:table-cell office:value-type="string">
            <text:p>editcopy</text:p>
          </table:table-cell>
          <table:table-cell office:value-type="string">
            <text:p>edit-copy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cut</text:p>
          </table:table-cell>
          <table:table-cell office:value-type="string">
            <text:p>edit-cu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delete</text:p>
          </table:table-cell>
          <table:table-cell office:value-type="string">
            <text:p>edit-delet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nd</text:p>
          </table:table-cell>
          <table:table-cell office:value-type="string">
            <text:p>edit-fin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-find-replac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paste</text:p>
          </table:table-cell>
          <table:table-cell office:value-type="string">
            <text:p>edit-past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edo</text:p>
          </table:table-cell>
          <table:table-cell office:value-type="string">
            <text:p>edit-redo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-select-al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undo</text:p>
          </table:table-cell>
          <table:table-cell office:value-type="string">
            <text:p>edit-undo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older_new</text:p>
          </table:table-cell>
          <table:table-cell office:value-type="string">
            <text:p>folder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unindent</text:p>
          </table:table-cell>
          <table:table-cell office:value-type="string">
            <text:p>format-indent-les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indent</text:p>
          </table:table-cell>
          <table:table-cell office:value-type="string">
            <text:p>format-indent-mor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center</text:p>
          </table:table-cell>
          <table:table-cell office:value-type="string">
            <text:p>format-justify-center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center</text:p>
          </table:table-cell>
          <table:table-cell table:number-columns-repeated="249"/>
        </table:table-row>
        <table:table-row table:style-name="ro2">
          <table:table-cell office:value-type="string">
            <text:p>text_block</text:p>
          </table:table-cell>
          <table:table-cell office:value-type="string">
            <text:p>format-justify-fil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left</text:p>
          </table:table-cell>
          <table:table-cell office:value-type="string">
            <text:p>format-justify-left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left</text:p>
          </table:table-cell>
          <table:table-cell table:number-columns-repeated="249"/>
        </table:table-row>
        <table:table-row table:style-name="ro2">
          <table:table-cell office:value-type="string">
            <text:p>text_right</text:p>
          </table:table-cell>
          <table:table-cell office:value-type="string">
            <text:p>format-justify-right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right</text:p>
          </table:table-cell>
          <table:table-cell table:number-columns-repeated="249"/>
        </table:table-row>
        <table:table-row table:style-name="ro2">
          <table:table-cell office:value-type="string">
            <text:p>text_bold</text:p>
          </table:table-cell>
          <table:table-cell office:value-type="string">
            <text:p>format-text-bol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ormat-text-direction-ltr</text:p>
          </table:table-cell>
          <table:table-cell table:number-columns-repeated="2"/>
          <table:table-cell office:value-type="string">
            <text:p>FD.o-CVS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ormat-text-direction-rtl</text:p>
          </table:table-cell>
          <table:table-cell table:number-columns-repeated="2"/>
          <table:table-cell office:value-type="string">
            <text:p>FD.o-CVS</text:p>
          </table:table-cell>
          <table:table-cell table:number-columns-repeated="251"/>
        </table:table-row>
        <table:table-row table:style-name="ro2">
          <table:table-cell office:value-type="string">
            <text:p>text_italic</text:p>
          </table:table-cell>
          <table:table-cell office:value-type="string">
            <text:p>format-text-italic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strike</text:p>
          </table:table-cell>
          <table:table-cell office:value-type="string">
            <text:p>format-text-strikethrough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under</text:p>
          </table:table-cell>
          <table:table-cell office:value-type="string">
            <text:p>format-text-underlin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bottom</text:p>
          </table:table-cell>
          <table:table-cell office:value-type="string">
            <text:p>go-bottom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down</text:p>
          </table:table-cell>
          <table:table-cell office:value-type="string">
            <text:p>go-dow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tart</text:p>
          </table:table-cell>
          <table:table-cell office:value-type="string">
            <text:p>go-firs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gohome</text:p>
          </table:table-cell>
          <table:table-cell office:value-type="string">
            <text:p>go-hom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go-jump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" office:value-type="string">
            <text:p>rename</text:p>
          </table:table-cell>
          <table:table-cell table:number-columns-repeated="249"/>
        </table:table-row>
        <table:table-row table:style-name="ro2">
          <table:table-cell office:value-type="string">
            <text:p>finish</text:p>
          </table:table-cell>
          <table:table-cell office:value-type="string">
            <text:p>go-las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orward</text:p>
          </table:table-cell>
          <table:table-cell office:value-type="string">
            <text:p>go-nex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back</text:p>
          </table:table-cell>
          <table:table-cell office:value-type="string">
            <text:p>go-previou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op</text:p>
          </table:table-cell>
          <table:table-cell office:value-type="string">
            <text:p>go-top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up</text:p>
          </table:table-cell>
          <table:table-cell office:value-type="string">
            <text:p>go-up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help-abou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pps/help_index</text:p>
          </table:table-cell>
          <table:table-cell office:value-type="string">
            <text:p>help-content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help-faq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imag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lin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objec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tex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dd</text:p>
          </table:table-cell>
          <table:table-cell office:value-type="string">
            <text:p>list-ad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emove</text:p>
          </table:table-cell>
          <table:table-cell office:value-type="string">
            <text:p>list-remov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forward</text:p>
          </table:table-cell>
          <table:table-cell office:value-type="string">
            <text:p>mail-for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mark-importan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spam</text:p>
          </table:table-cell>
          <table:table-cell office:value-type="string">
            <text:p>mail-mark-jun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mark-not-junk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mail-ham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ail-mark-rea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mark-unrea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new</text:p>
          </table:table-cell>
          <table:table-cell office:value-type="string">
            <text:p>mail-message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replyall</text:p>
          </table:table-cell>
          <table:table-cell office:value-type="string">
            <text:p>mail-reply-al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reply</text:p>
          </table:table-cell>
          <table:table-cell office:value-type="string">
            <text:p>mail-reply-sender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send</text:p>
          </table:table-cell>
          <table:table-cell office:value-type="string">
            <text:p>mail-sen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send-receiv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eject</text:p>
          </table:table-cell>
          <table:table-cell office:value-type="string">
            <text:p>media-ejec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pause</text:p>
          </table:table-cell>
          <table:table-cell office:value-type="string">
            <text:p>media-playback-paus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play</text:p>
          </table:table-cell>
          <table:table-cell office:value-type="string">
            <text:p>media-playback-star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stop</text:p>
          </table:table-cell>
          <table:table-cell office:value-type="string">
            <text:p>media-playback-stop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record</text:p>
          </table:table-cell>
          <table:table-cell office:value-type="string">
            <text:p>media-reco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rew</text:p>
          </table:table-cell>
          <table:table-cell office:value-type="string">
            <text:p>media-seek-back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fwd</text:p>
          </table:table-cell>
          <table:table-cell office:value-type="string">
            <text:p>media-seek-for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start</text:p>
          </table:table-cell>
          <table:table-cell office:value-type="string">
            <text:p>media-skip-back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end</text:p>
          </table:table-cell>
          <table:table-cell office:value-type="string">
            <text:p>media-skip-for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object-flip-horizonta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object-flip-vertica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otate_ccw</text:p>
          </table:table-cell>
          <table:table-cell office:value-type="string">
            <text:p>object-rotate-lef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otate_cw</text:p>
          </table:table-cell>
          <table:table-cell office:value-type="string">
            <text:p>object-rotate-righ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top</text:p>
          </table:table-cell>
          <table:table-cell office:value-type="string">
            <text:p>process-stop</text:p>
          </table:table-cell>
          <table:table-cell/>
          <table:table-cell office:value-type="string">
            <text:p>OK</text:p>
          </table:table-cell>
          <table:table-cell office:value-type="string">
            <text:p>Tango</text:p>
          </table:table-cell>
          <table:table-cell table:number-columns-repeated="251"/>
        </table:table-row>
        <table:table-row table:style-name="ro2">
          <table:table-cell office:value-type="string">
            <text:p>lock</text:p>
          </table:table-cell>
          <table:table-cell office:value-type="string">
            <text:p>system-lock-scree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xit</text:p>
          </table:table-cell>
          <table:table-cell office:value-type="string">
            <text:p>system-log-ou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un</text:p>
          </table:table-cell>
          <table:table-cell office:value-type="string">
            <text:p>system-ru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earch</text:p>
          </table:table-cell>
          <table:table-cell office:value-type="string">
            <text:p>system-search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ab_breakoff</text:p>
          </table:table-cell>
          <table:table-cell office:value-type="string">
            <text:p>tab-detach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tab-breakoff</text:p>
          </table:table-cell>
          <table:table-cell table:number-columns-repeated="249"/>
        </table:table-row>
        <table:table-row table:style-name="ro2">
          <table:table-cell office:value-type="string">
            <text:p>tab_duplicate</text:p>
          </table:table-cell>
          <table:table-cell office:value-type="string">
            <text:p>tab-duplicate</text:p>
          </table:table-cell>
          <table:table-cell/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move_left</text:p>
          </table:table-cell>
          <table:table-cell office:value-type="string">
            <text:p>tab-move-lef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move_right</text:p>
          </table:table-cell>
          <table:table-cell office:value-type="string">
            <text:p>tab-move-righ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new</text:p>
          </table:table-cell>
          <table:table-cell office:value-type="string">
            <text:p>tab-new</text:p>
          </table:table-cell>
          <table:table-cell/>
          <table:table-cell office:value-type="string">
            <text:p>-&gt;</text:p>
          </table:table-cell>
          <table:table-cell office:value-type="string">
            <text:p>Tango</text:p>
          </table:table-cell>
          <table:table-cell office:value-type="string">
            <text:p>rename</text:p>
          </table:table-cell>
          <table:table-cell office:value-type="string">
            <text:p>tab-new-raised</text:p>
          </table:table-cell>
          <table:table-cell table:number-columns-repeated="249"/>
        </table:table-row>
        <table:table-row table:style-name="ro2">
          <table:table-cell office:value-type="string">
            <text:p>tab_new_bg</text:p>
          </table:table-cell>
          <table:table-cell office:value-type="string">
            <text:p>tab-new-background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tab-new</text:p>
          </table:table-cell>
          <table:table-cell table:number-columns-repeated="249"/>
        </table:table-row>
        <table:table-row table:style-name="ro2">
          <table:table-cell office:value-type="string">
            <text:p>tab_remove</text:p>
          </table:table-cell>
          <table:table-cell office:value-type="string">
            <text:p>tab-remove</text:p>
          </table:table-cell>
          <table:table-cell/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remove_other</text:p>
          </table:table-cell>
          <table:table-cell office:value-type="string">
            <text:p>tab-remove-other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spellcheck</text:p>
          </table:table-cell>
          <table:table-cell office:value-type="string">
            <text:p>tools-check-spelling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dd_user</text:p>
          </table:table-cell>
          <table:table-cell office:value-type="string">
            <text:p>user-add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add-user</text:p>
          </table:table-cell>
          <table:table-cell table:number-columns-repeated="249"/>
        </table:table-row>
        <table:table-row table:style-name="ro2">
          <table:table-cell office:value-type="string">
            <text:p>delets_user</text:p>
          </table:table-cell>
          <table:table-cell office:value-type="string">
            <text:p>user-delete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delete-user</text:p>
          </table:table-cell>
          <table:table-cell table:number-columns-repeated="249"/>
        </table:table-row>
        <table:table-row table:style-name="ro2">
          <table:table-cell office:value-type="string">
            <text:p>edit_user</text:p>
          </table:table-cell>
          <table:table-cell office:value-type="string">
            <text:p>user-edit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edit-user</text:p>
          </table:table-cell>
          <table:table-cell table:number-columns-repeated="249"/>
        </table:table-row>
        <table:table-row table:style-name="ro2">
          <table:table-cell office:value-type="string">
            <text:p>view_fit_height</text:p>
          </table:table-cell>
          <table:table-cell office:value-type="string">
            <text:p>view-fit-heigh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view_fit_width</text:p>
          </table:table-cell>
          <table:table-cell office:value-type="string">
            <text:p>view-fit-width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view_fit_window</text:p>
          </table:table-cell>
          <table:table-cell office:value-type="string">
            <text:p>view-fit-window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window_fullscreen</text:p>
          </table:table-cell>
          <table:table-cell office:value-type="string">
            <text:p>view-fullscree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next</text:p>
          </table:table-cell>
          <table:table-cell office:value-type="string">
            <text:p>view-nex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previous</text:p>
          </table:table-cell>
          <table:table-cell office:value-type="string">
            <text:p>view-previous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reload</text:p>
          </table:table-cell>
          <table:table-cell office:value-type="string">
            <text:p>view-refresh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window_nofullscreen</text:p>
          </table:table-cell>
          <table:table-cell office:value-type="string">
            <text:p>view-restor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ort_incr</text:p>
          </table:table-cell>
          <table:table-cell office:value-type="string">
            <text:p>view-sort-ascendin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ort_decrease</text:p>
          </table:table-cell>
          <table:table-cell office:value-type="string">
            <text:p>view-sort-descendin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window-clos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window_new</text:p>
          </table:table-cell>
          <table:table-cell office:value-type="string">
            <text:p>window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fit</text:p>
          </table:table-cell>
          <table:table-cell office:value-type="string">
            <text:p>zoom-best-fi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+</text:p>
          </table:table-cell>
          <table:table-cell office:value-type="string">
            <text:p>zoom-i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1</text:p>
          </table:table-cell>
          <table:table-cell office:value-type="string">
            <text:p>zoom-origina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-</text:p>
          </table:table-cell>
          <table:table-cell office:value-type="string">
            <text:p>zoom-ou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1day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>
            <text:p>5days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>
            <text:p>7days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>
            <text:p>centrejust</text:p>
          </table:table-cell>
          <table:table-cell table:number-columns-repeated="2"/>
          <table:table-cell office:value-type="string">
            <text:p>-&gt;</text:p>
          </table:table-cell>
          <table:table-cell/>
          <table:table-cell office:value-type="string">
            <text:p>remove</text:p>
          </table:table-cell>
          <table:table-cell table:number-columns-repeated="250"/>
        </table:table-row>
        <table:table-row table:style-name="ro2" table:number-rows-repeated="654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2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 office:value-type="string">
            <text:p>kde</text:p>
          </table:table-cell>
          <table:table-cell office:value-type="string">
            <text:p>process-work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5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3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>
            <text:p>kcalc</text:p>
          </table:table-cell>
          <table:table-cell office:value-type="string">
            <text:p>accessories-calculat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calc</text:p>
          </table:table-cell>
          <table:table-cell table:number-columns-repeated="250"/>
        </table:table-row>
        <table:table-row table:style-name="ro2">
          <table:table-cell office:value-type="string">
            <text:p>kcharselect</text:p>
          </table:table-cell>
          <table:table-cell office:value-type="string">
            <text:p>accessories-character-map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dict</text:p>
          </table:table-cell>
          <table:table-cell office:value-type="string">
            <text:p>accessories-dictionar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write</text:p>
          </table:table-cell>
          <table:table-cell office:value-type="string">
            <text:p>accessories-text-edit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write</text:p>
          </table:table-cell>
          <table:table-cell table:number-columns-repeated="250"/>
        </table:table-row>
        <table:table-row table:style-name="ro2">
          <table:table-cell office:value-type="string">
            <text:p>khelpcenter</text:p>
          </table:table-cell>
          <table:table-cell office:value-type="string">
            <text:p>help-browse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helpcenter</text:p>
          </table:table-cell>
          <table:table-cell table:number-columns-repeated="250"/>
        </table:table-row>
        <table:table-row table:style-name="ro2">
          <table:table-cell office:value-type="string">
            <text:p>kmix</text:p>
          </table:table-cell>
          <table:table-cell office:value-type="string">
            <text:p>multimedia-volume-control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cess</text:p>
          </table:table-cell>
          <table:table-cell office:value-type="string">
            <text:p>preferences-desktop-accessibility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onts</text:p>
          </table:table-cell>
          <table:table-cell office:value-type="string">
            <text:p>preferences-desktop-fo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eyboard</text:p>
          </table:table-cell>
          <table:table-cell office:value-type="string">
            <text:p>preferences-desktop-keyboar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ocale</text:p>
          </table:table-cell>
          <table:table-cell office:value-type="string">
            <text:p>preferences-desktop-loca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multimedia</text:p>
          </table:table-cell>
          <table:table-cell office:value-type="string">
            <text:p>preferences-desktop-multimedia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screensaver</text:p>
          </table:table-cell>
          <table:table-cell office:value-type="string">
            <text:p>preferences-desktop-screensav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thememgr</text:p>
          </table:table-cell>
          <table:table-cell office:value-type="string">
            <text:p>preferences-desktop-them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background</text:p>
          </table:table-cell>
          <table:table-cell office:value-type="string">
            <text:p>preferences-desktop-wallpap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fm</text:p>
          </table:table-cell>
          <table:table-cell office:value-type="string">
            <text:p>system-file-manag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ystem-software-upda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sysguard</text:p>
          </table:table-cell>
          <table:table-cell office:value-type="string">
            <text:p>utilities-system-monito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onsole</text:p>
          </table:table-cell>
          <table:table-cell office:value-type="string">
            <text:p>utilities-termina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onsole</text:p>
          </table:table-cell>
          <table:table-cell table:number-columns-repeated="250"/>
        </table:table-row>
        <table:table-row table:style-name="ro2">
          <table:table-cell office:value-type="string">
            <text:p>kfm_home</text:p>
          </table:table-cell>
          <table:table-cell table:number-columns-repeated="3"/>
          <table:table-cell office:value-type="string">
            <text:p>use</text:p>
          </table:table-cell>
          <table:table-cell office:value-type="string">
            <text:p>actions-go-home</text:p>
          </table:table-cell>
          <table:table-cell table:number-columns-repeated="250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4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 office:value-type="string">
            <text:p>package_applications</text:p>
          </table:table-cell>
          <table:table-cell office:value-type="string">
            <text:p>applications</text:p>
          </table:table-cell>
          <table:table-cell/>
          <table:table-cell office:value-type="string">
            <text:p>KDE only</text:p>
          </table:table-cell>
          <table:table-cell office:value-type="string">
            <text:p>link to</text:p>
          </table:table-cell>
          <table:table-cell office:value-type="string">
            <text:p>applications-othe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applications-accessorie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development</text:p>
          </table:table-cell>
          <table:table-cell office:value-type="string">
            <text:p>applications-development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development</text:p>
          </table:table-cell>
          <table:table-cell table:number-columns-repeated="250"/>
        </table:table-row>
        <table:table-row table:style-name="ro2">
          <table:table-cell office:value-type="string">
            <text:p>package_editors</text:p>
          </table:table-cell>
          <table:table-cell table:number-columns-repeated="255"/>
        </table:table-row>
        <table:table-row table:style-name="ro2">
          <table:table-cell office:value-type="string">
            <text:p>package_edutainment</text:p>
          </table:table-cell>
          <table:table-cell office:value-type="string">
            <text:p>applications-education</text:p>
          </table:table-cell>
          <table:table-cell/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lications-engineer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favourite</text:p>
          </table:table-cell>
          <table:table-cell table:number-columns-repeated="255"/>
        </table:table-row>
        <table:table-row table:style-name="ro2">
          <table:table-cell office:value-type="string">
            <text:p>package_games</text:p>
          </table:table-cell>
          <table:table-cell office:value-type="string">
            <text:p>applications-game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games_arcade</text:p>
          </table:table-cell>
          <table:table-cell table:number-columns-repeated="255"/>
        </table:table-row>
        <table:table-row table:style-name="ro2">
          <table:table-cell office:value-type="string">
            <text:p>package_games_board</text:p>
          </table:table-cell>
          <table:table-cell table:number-columns-repeated="255"/>
        </table:table-row>
        <table:table-row table:style-name="ro2">
          <table:table-cell office:value-type="string">
            <text:p>package_games_card</text:p>
          </table:table-cell>
          <table:table-cell table:number-columns-repeated="255"/>
        </table:table-row>
        <table:table-row table:style-name="ro2">
          <table:table-cell office:value-type="string">
            <text:p>package_games_strategy</text:p>
          </table:table-cell>
          <table:table-cell table:number-columns-repeated="255"/>
        </table:table-row>
        <table:table-row table:style-name="ro2">
          <table:table-cell office:value-type="string">
            <text:p>package_graphics</text:p>
          </table:table-cell>
          <table:table-cell office:value-type="string">
            <text:p>applications-graphics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graphics</text:p>
          </table:table-cell>
          <table:table-cell table:number-columns-repeated="250"/>
        </table:table-row>
        <table:table-row table:style-name="ro2">
          <table:table-cell office:value-type="string">
            <text:p>package_network</text:p>
          </table:table-cell>
          <table:table-cell office:value-type="string">
            <text:p>applications-internet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network</text:p>
          </table:table-cell>
          <table:table-cell table:number-columns-repeated="250"/>
        </table:table-row>
        <table:table-row table:style-name="ro2">
          <table:table-cell office:value-type="string">
            <text:p>package_multimedia</text:p>
          </table:table-cell>
          <table:table-cell office:value-type="string">
            <text:p>applications-multimedia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ackage_multimedia</text:p>
          </table:table-cell>
          <table:table-cell table:number-columns-repeated="250"/>
        </table:table-row>
        <table:table-row table:style-name="ro2">
          <table:table-cell office:value-type="string">
            <text:p>package_wordprocessing</text:p>
          </table:table-cell>
          <table:table-cell office:value-type="string">
            <text:p>applications-offi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</text:p>
          </table:table-cell>
          <table:table-cell office:value-type="string">
            <text:p>applications-oth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lications-scien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system</text:p>
          </table:table-cell>
          <table:table-cell office:value-type="string">
            <text:p>applications-syste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toys</text:p>
          </table:table-cell>
          <table:table-cell table:number-columns-repeated="255"/>
        </table:table-row>
        <table:table-row table:style-name="ro2">
          <table:table-cell office:value-type="string">
            <text:p>package_utilities</text:p>
          </table:table-cell>
          <table:table-cell office:value-type="string">
            <text:p>applications-utilities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utilitie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references</text:p>
          </table:table-cell>
          <table:table-cell/>
          <table:table-cell office:value-type="string">
            <text:p>KDE only</text:p>
          </table:table-cell>
          <table:table-cell office:value-type="string">
            <text:p>link to</text:p>
          </table:table-cell>
          <table:table-cell office:value-type="string">
            <text:p>preferences-other</text:p>
          </table:table-cell>
          <table:table-cell table:number-columns-repeated="250"/>
        </table:table-row>
        <table:table-row table:style-name="ro2">
          <table:table-cell office:value-type="string">
            <text:p>desktop</text:p>
          </table:table-cell>
          <table:table-cell office:value-type="string">
            <text:p>preferences-desktop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input_devices_settings</text:p>
          </table:table-cell>
          <table:table-cell office:value-type="string">
            <text:p>preferences-desktop-peripheral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references-desktop-personal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references-oth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settings</text:p>
          </table:table-cell>
          <table:table-cell office:value-type="string">
            <text:p>preferences-syste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cmsystem</text:p>
          </table:table-cell>
          <table:table-cell office:value-type="string">
            <text:p>preferences-system-network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helpcenter</text:p>
          </table:table-cell>
          <table:table-cell office:value-type="string">
            <text:p>system-help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helpcenter</text:p>
          </table:table-cell>
          <table:table-cell table:number-columns-repeated="250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5" table:print="false">
        <table:table-column table:style-name="co1" table:default-cell-style-name="ce2"/>
        <table:table-column table:style-name="co9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card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headset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input-line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input-microphon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atter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camera_unmount</text:p>
          </table:table-cell>
          <table:table-cell office:value-type="string">
            <text:p>camera-photo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camera-video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camera-web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system</text:p>
          </table:table-cell>
          <table:table-cell office:value-type="string">
            <text:p>comput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aptop</text:p>
          </table:table-cell>
          <table:table-cell office:value-type="string">
            <text:p>computer-laptop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cpu</text:p>
          </table:table-cell>
          <table:table-cell table:style-name="ce3" office:value-type="string">
            <text:p>computer-cpu</text:p>
          </table:table-cell>
          <table:table-cell office:value-type="string">
            <text:p>-&gt;</text:p>
          </table:table-cell>
          <table:table-cell office:value-type="string">
            <text:p>new</text:p>
          </table:table-cell>
          <table:table-cell table:style-name="ce3" office:value-type="string">
            <text:p>rename</text:p>
          </table:table-cell>
          <table:table-cell table:style-name="ce3" office:value-type="string">
            <text:p>cpu</text:p>
          </table:table-cell>
          <table:table-cell table:number-columns-repeated="250"/>
        </table:table-row>
        <table:table-row table:style-name="ro2">
          <table:table-cell office:value-type="string">
            <text:p>memory</text:p>
          </table:table-cell>
          <table:table-cell table:style-name="ce3" office:value-type="string">
            <text:p>computer-memory</text:p>
          </table:table-cell>
          <table:table-cell/>
          <table:table-cell office:value-type="string">
            <text:p>new</text:p>
          </table:table-cell>
          <table:table-cell table:style-name="ce3" office:value-type="string">
            <text:p>rename</text:p>
          </table:table-cell>
          <table:table-cell table:style-name="ce3" office:value-type="string">
            <text:p>memory</text:p>
          </table:table-cell>
          <table:table-cell table:number-columns-repeated="250"/>
        </table:table-row>
        <table:table-row table:style-name="ro2">
          <table:table-cell office:value-type="string">
            <text:p>hdd_unmount</text:p>
          </table:table-cell>
          <table:table-cell office:value-type="string">
            <text:p>drive-harddisk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nfs_unmount</text:p>
          </table:table-cell>
          <table:table-cell office:value-type="string">
            <text:p>drive-remote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drive-optical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drive-removable-media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drive-removable-media-usb</text:p>
          </table:table-cell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 office:value-type="string">
            <text:p>usbpendrive_unmount</text:p>
          </table:table-cell>
          <table:table-cell office:value-type="string">
            <text:p>drive-removable-media-usb-pendrive</text:p>
          </table:table-cell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 office:value-type="string">
            <text:p>joystick</text:p>
          </table:table-cell>
          <table:table-cell office:value-type="string">
            <text:p>input-gaming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pps/keyboard</text:p>
          </table:table-cell>
          <table:table-cell office:value-type="string">
            <text:p>input-keyboard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mouse</text:p>
          </table:table-cell>
          <table:table-cell office:value-type="string">
            <text:p>input-mous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tablet</text:p>
          </table:table-cell>
          <table:table-cell office:value-type="string">
            <text:p>input-tablet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flash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compact_flash_unmount</text:p>
          </table:table-cell>
          <table:table-cell table:style-name="ce4" office:value-type="string">
            <text:p>media-flash-compact_flash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memory_stick_unmount</text:p>
          </table:table-cell>
          <table:table-cell table:style-name="ce4" office:value-type="string">
            <text:p>media-flash-memory_stick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media-flash-memory-stick</text:p>
          </table:table-cell>
          <table:table-cell table:number-columns-repeated="250"/>
        </table:table-row>
        <table:table-row table:style-name="ro2">
          <table:table-cell office:value-type="string">
            <text:p>sd_mmc_unmount</text:p>
          </table:table-cell>
          <table:table-cell table:style-name="ce4" office:value-type="string">
            <text:p>media-flash-sd_mmc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media-flash-sd-mmc</text:p>
          </table:table-cell>
          <table:table-cell table:number-columns-repeated="250"/>
        </table:table-row>
        <table:table-row table:style-name="ro2">
          <table:table-cell office:value-type="string">
            <text:p>smart_media_unmount</text:p>
          </table:table-cell>
          <table:table-cell table:style-name="ce4" office:value-type="string">
            <text:p>media-flash-smart_media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media-flash-smart-media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edia-flopp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3floppy_unmount</text:p>
          </table:table-cell>
          <table:table-cell office:value-type="string">
            <text:p>media-floppy-350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5floppy_unmount</text:p>
          </table:table-cell>
          <table:table-cell office:value-type="string">
            <text:p>media-floppy-525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mo_unmount</text:p>
          </table:table-cell>
          <table:table-cell office:value-type="string">
            <text:p>media-mo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optical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optical-audio</text:p>
          </table:table-cell>
          <table:table-cell office:value-type="string">
            <text:p>-&gt;</text:p>
          </table:table-cell>
          <table:table-cell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rom_unmount</text:p>
          </table:table-cell>
          <table:table-cell office:value-type="string">
            <text:p>media-optical-cd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cdaudio_unmount</text:p>
          </table:table-cell>
          <table:table-cell office:value-type="string">
            <text:p>media-optical-cd-audio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cdwriter_unmount</text:p>
          </table:table-cell>
          <table:table-cell office:value-type="string">
            <text:p>media-optical-cd-recordable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dvd_unmount</text:p>
          </table:table-cell>
          <table:table-cell office:value-type="string">
            <text:p>media-optical-dvd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optical-recordable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tap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zip_unmount</text:p>
          </table:table-cell>
          <table:table-cell office:value-type="string">
            <text:p>media-zip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odem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ultimedia-play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ipod_unmount</text:p>
          </table:table-cell>
          <table:table-cell office:value-type="string">
            <text:p>multimedia-player-apple-ipod</text:p>
          </table:table-cell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network-loca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network-wireles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da_black</text:p>
          </table:table-cell>
          <table:table-cell office:value-type="string">
            <text:p>pda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pda_blue</text:p>
          </table:table-cell>
          <table:table-cell office:value-type="string">
            <text:p>pda-blue</text:p>
          </table:table-cell>
          <table:table-cell/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hone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printer1</text:p>
          </table:table-cell>
          <table:table-cell office:value-type="string">
            <text:p>print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table:number-columns-repeated="2" office:value-type="string">
            <text:p>scanner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apps/display</text:p>
          </table:table-cell>
          <table:table-cell office:value-type="string">
            <text:p>video-displa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video-projector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tv</text:p>
          </table:table-cell>
          <table:table-cell office:value-type="string">
            <text:p>video-television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3floppy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5floppy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amera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audio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rom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writer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ompact_flash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dvd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hdd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ipod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memory_stick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mo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nfs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print_class</text:p>
          </table:table-cell>
          <table:table-cell table:style-name="ce3" table:number-columns-repeated="3"/>
          <table:table-cell table:style-name="ce3"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print_printer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printer2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sd_mmc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smart_media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usbpendrive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zip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 table:number-rows-repeated="6546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6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defaul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document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download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favori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importa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mail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cut down a device]</text:p>
          </table:table-cell>
          <table:table-cell office:value-type="string">
            <text:p>emblem-mount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office:value-type="string">
            <text:p>resiz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mblem-photo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readonly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shar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ink</text:p>
          </table:table-cell>
          <table:table-cell table:style-name="ce4" office:value-type="string">
            <text:p>emblem-symbolic-link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office:value-type="string">
            <text:p>resiz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mblem-synchroniz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syste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ockoverlay</text:p>
          </table:table-cell>
          <table:table-cell office:value-type="string">
            <text:p>emblem-unreadab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5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7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6" table:default-cell-style-name="ce2"/>
        <table:table-column table:style-name="co7" table:number-columns-repeated="243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ange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coo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cry</text:p>
          </table:table-cell>
          <table:table-cell office:value-type="string">
            <text:p>face-cryin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devilish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mbarassed</text:p>
          </table:table-cell>
          <table:table-cell office:value-type="string">
            <text:p>face-embarrasse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kiss</text:p>
          </table:table-cell>
          <table:table-cell office:value-type="string">
            <text:p>face-kiss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monkey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plain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raspberry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ad</text:p>
          </table:table-cell>
          <table:table-cell office:value-type="string">
            <text:p>face-sa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mile</text:p>
          </table:table-cell>
          <table:table-cell office:value-type="string">
            <text:p>face-smil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smile-bi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smir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surpris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wink</text:p>
          </table:table-cell>
          <table:table-cell office:value-type="string">
            <text:p>face-win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8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 table:number-rows-repeated="6553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9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1" table:default-cell-style-name="ce2"/>
        <table:table-column table:style-name="co7" table:number-columns-repeated="23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lication-certific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filesystem/exec</text:p>
          </table:table-cell>
          <table:table-cell office:value-type="string">
            <text:p>application-x-executable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copy</text:p>
          </table:table-cell>
          <table:table-cell office:value-type="string">
            <text:p>actions/exec</text:p>
          </table:table-cell>
          <table:table-cell table:number-columns-repeated="250"/>
        </table:table-row>
        <table:table-row table:style-name="ro2">
          <table:table-cell office:value-type="string">
            <text:p>sound</text:p>
          </table:table-cell>
          <table:table-cell table:style-name="ce5" office:value-type="string">
            <text:p>audio-x-generic</text:p>
          </table:table-cell>
          <table:table-cell table:style-name="ce6"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ont</text:p>
          </table:table-cell>
          <table:table-cell office:value-type="string">
            <text:p>font-x-generic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image</text:p>
          </table:table-cell>
          <table:table-cell office:value-type="string">
            <text:p>image-x-generic</text:p>
          </table:table-cell>
          <table:table-cell office:value-type="string">
            <text:p>-&gt;</text:p>
          </table:table-cell>
          <table:table-cell office:value-type="string">
            <text:p>Tango</text:p>
          </table:table-cell>
          <table:table-cell office:value-type="string">
            <text:p>rename</text:p>
          </table:table-cell>
          <table:table-cell office:value-type="string">
            <text:p>image</text:p>
          </table:table-cell>
          <table:table-cell table:number-columns-repeated="250"/>
        </table:table-row>
        <table:table-row table:style-name="ro2">
          <table:table-cell office:value-type="string">
            <text:p>filesystem/blockdevice</text:p>
          </table:table-cell>
          <table:table-cell office:value-type="string">
            <text:p>inode-blockdevi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/chardevice</text:p>
          </table:table-cell>
          <table:table-cell office:value-type="string">
            <text:p>inode-chardevi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/folder</text:p>
          </table:table-cell>
          <table:table-cell office:value-type="string">
            <text:p>inode-directory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copy</text:p>
          </table:table-cell>
          <table:table-cell office:value-type="string">
            <text:p>places/folder</text:p>
          </table:table-cell>
          <table:table-cell table:number-columns-repeated="250"/>
        </table:table-row>
        <table:table-row table:style-name="ro2">
          <table:table-cell office:value-type="string">
            <text:p>folder_home</text:p>
          </table:table-cell>
          <table:table-cell office:value-type="string">
            <text:p>inode-directory-home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office:value-type="string">
            <text:p>places/user-hom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inode-fifo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node-mount-poi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/socket</text:p>
          </table:table-cell>
          <table:table-cell office:value-type="string">
            <text:p>inode-socke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node-symlink</text:p>
          </table:table-cell>
          <table:table-cell/>
          <table:table-cell office:value-type="string">
            <text:p>FD.o</text:p>
          </table:table-cell>
          <table:table-cell/>
          <table:table-cell office:value-type="string">
            <text:p>Can we use an emblem for this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ckage-x-generic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html</text:p>
          </table:table-cell>
          <table:table-cell office:value-type="string">
            <text:p>text-htm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html</text:p>
          </table:table-cell>
          <table:table-cell table:number-columns-repeated="250"/>
        </table:table-row>
        <table:table-row table:style-name="ro2">
          <table:table-cell office:value-type="string">
            <text:p>ascii</text:p>
          </table:table-cell>
          <table:table-cell office:value-type="string">
            <text:p>text-plain</text:p>
          </table:table-cell>
          <table:table-cell office:value-type="string">
            <text:p>-&gt;</text:p>
          </table:table-cell>
          <table:table-cell/>
          <table:table-cell office:value-type="string">
            <text:p>rename</text:p>
          </table:table-cell>
          <table:table-cell office:value-type="string">
            <text:p>ascii</text:p>
          </table:table-cell>
          <table:table-cell table:number-columns-repeated="250"/>
        </table:table-row>
        <table:table-row table:style-name="ro2">
          <table:table-cell office:value-type="string">
            <text:p>txt</text:p>
          </table:table-cell>
          <table:table-cell office:value-type="string">
            <text:p>text-x-generic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x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text-x-generic-templa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text-x-preview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text-x-scrip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video</text:p>
          </table:table-cell>
          <table:table-cell office:value-type="string">
            <text:p>video-x-generic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video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-office-address-book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calenda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wordprocessing</text:p>
          </table:table-cell>
          <table:table-cell office:value-type="string">
            <text:p>x-office-document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table:style-name="ce3" office:value-type="string">
            <text:p>rename</text:p>
          </table:table-cell>
          <table:table-cell table:style-name="ce3" office:value-type="string">
            <text:p>documen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-office-document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drawing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drawing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presentation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presentation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spreadsheet</text:p>
          </table:table-cell>
          <table:table-cell office:value-type="string">
            <text:p>x-office-spreadsheet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spreadshee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-office-spreadsheet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deb</text:p>
          </table:table-cell>
          <table:table-cell table:number-columns-repeated="255"/>
        </table:table-row>
        <table:table-row table:style-name="ro2">
          <table:table-cell office:value-type="string">
            <text:p>empty</text:p>
          </table:table-cell>
          <table:table-cell table:number-columns-repeated="255"/>
        </table:table-row>
        <table:table-row table:style-name="ro2">
          <table:table-cell office:value-type="string">
            <text:p>font_bitmap</text:p>
          </table:table-cell>
          <table:table-cell table:number-columns-repeated="255"/>
        </table:table-row>
        <table:table-row table:style-name="ro2">
          <table:table-cell office:value-type="string">
            <text:p>font_truetype</text:p>
          </table:table-cell>
          <table:table-cell table:number-columns-repeated="255"/>
        </table:table-row>
        <table:table-row table:style-name="ro2">
          <table:table-cell office:value-type="string">
            <text:p>font_type1</text:p>
          </table:table-cell>
          <table:table-cell table:number-columns-repeated="255"/>
        </table:table-row>
        <table:table-row table:style-name="ro2">
          <table:table-cell office:value-type="string">
            <text:p>mime_ascii</text:p>
          </table:table-cell>
          <table:table-cell table:number-columns-repeated="3"/>
          <table:table-cell office:value-type="string">
            <text:p>use</text:p>
          </table:table-cell>
          <table:table-cell office:value-type="string">
            <text:p>text-plain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table:number-columns-repeated="255"/>
        </table:table-row>
        <table:table-row table:style-name="ro2">
          <table:table-cell office:value-type="string">
            <text:p>rpm</text:p>
          </table:table-cell>
          <table:table-cell table:number-columns-repeated="255"/>
        </table:table-row>
        <table:table-row table:style-name="ro2">
          <table:table-cell office:value-type="string">
            <text:p>shellscript</text:p>
          </table:table-cell>
          <table:table-cell table:number-columns-repeated="255"/>
        </table:table-row>
        <table:table-row table:style-name="ro2">
          <table:table-cell office:value-type="string">
            <text:p>tar</text:p>
          </table:table-cell>
          <table:table-cell table:number-columns-repeated="255"/>
        </table:table-row>
        <table:table-row table:style-name="ro2">
          <table:table-cell office:value-type="string">
            <text:p>targz</text:p>
          </table:table-cell>
          <table:table-cell table:number-columns-repeated="255"/>
        </table:table-row>
        <table:table-row table:style-name="ro2">
          <table:table-cell office:value-type="string">
            <text:p>template_source</text:p>
          </table:table-cell>
          <table:table-cell table:number-columns-repeated="255"/>
        </table:table-row>
        <table:table-row table:style-name="ro2">
          <table:table-cell office:value-type="string">
            <text:p>vcalendar</text:p>
          </table:table-cell>
          <table:table-cell table:number-columns-repeated="255"/>
        </table:table-row>
        <table:table-row table:style-name="ro2">
          <table:table-cell office:value-type="string">
            <text:p>vcard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zip</text:p>
          </table:table-cell>
          <table:table-cell table:number-columns-repeated="255"/>
        </table:table-row>
        <table:table-row table:style-name="ro2" table:number-rows-repeated="6548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0" table:print="false"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 office:value-type="string">
            <text:p>filesystem/folder</text:p>
          </table:table-cell>
          <table:table-cell office:value-type="string">
            <text:p>fold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ftp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nfs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smb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ssh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saved-search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filesystems/folder_sent_mail</text:p>
          </table:table-cell>
          <table:table-cell office:value-type="string">
            <text:p>mail-folder-sent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inbox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outbox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*/network</text:p>
          </table:table-cell>
          <table:table-cell office:value-type="string">
            <text:p>network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ctions/network</text:p>
          </table:table-cell>
          <table:table-cell table:number-columns-repeated="250"/>
        </table:table-row>
        <table:table-row table:style-name="ro2">
          <table:table-cell office:value-type="string">
            <text:p>filesystems/server</text:p>
          </table:table-cell>
          <table:table-cell office:value-type="string">
            <text:p>network-serv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network_local</text:p>
          </table:table-cell>
          <table:table-cell office:value-type="string">
            <text:p>network-workgroup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network-wir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tart-her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pps/kmenu</text:p>
          </table:table-cell>
          <table:table-cell office:value-type="string">
            <text:p>start-here-kde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pps/kmenu</text:p>
          </table:table-cell>
          <table:table-cell table:number-columns-repeated="250"/>
        </table:table-row>
        <table:table-row table:style-name="ro2">
          <table:table-cell office:value-type="string">
            <text:p>filesystems/desktop</text:p>
          </table:table-cell>
          <table:table-cell office:value-type="string">
            <text:p>user-desktop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folder_home</text:p>
          </table:table-cell>
          <table:table-cell office:value-type="string">
            <text:p>user-hom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trashcan_empty</text:p>
          </table:table-cell>
          <table:table-cell office:value-type="string">
            <text:p>user-trash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5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1" table:print="false">
        <table:table-column table:style-name="co1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ointment-miss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ointment-soon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high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low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mediu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mut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number-columns-repeated="250"/>
        </table:table-row>
        <table:table-row table:style-name="ro2">
          <table:table-cell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number-columns-repeated="250"/>
        </table:table-row>
        <table:table-row table:style-name="ro2">
          <table:table-cell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number-columns-repeated="250"/>
        </table:table-row>
        <table:table-row table:style-name="ro2">
          <table:table-cell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dialog-question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folder-drag-accep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folder-visit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mage-load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mage-miss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attachme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unrea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rea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repli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sign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signed-verifi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playlist-repea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playlist-shuff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erro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connect_established</text:p>
          </table:table-cell>
          <table:table-cell office:value-type="string">
            <text:p>network-id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connect_no</text:p>
          </table:table-cell>
          <table:table-cell office:value-type="string">
            <text:p>network-offlin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receiv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transmi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encrypted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high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low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medium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rinter-erro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rinter-print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curity-high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curity-mediu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curity-low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oftware-update-availab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oftware-update-urge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ync-erro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ync-synchroniz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task-du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table:style-name="ce4" office:value-type="string">
            <text:p>task-passed-du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away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id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offlin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onlin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number-columns-repeated="250"/>
        </table:table-row>
        <table:table-row table:style-name="ro2">
          <table:table-cell office:value-type="string">
            <text:p>[kweather]sunnny</text:p>
          </table:table-cell>
          <table:table-cell office:value-type="string">
            <text:p>weather-clea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sunny_night</text:p>
          </table:table-cell>
          <table:table-cell office:value-type="string">
            <text:p>weather-clear-nigh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cloudy1</text:p>
          </table:table-cell>
          <table:table-cell table:style-name="ce4" office:value-type="string">
            <text:p>weather-few-cloud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cloudy1_night</text:p>
          </table:table-cell>
          <table:table-cell table:style-name="ce4" office:value-type="string">
            <text:p>weather-few-clouds-nigh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fog</text:p>
          </table:table-cell>
          <table:table-cell office:value-type="string">
            <text:p>weather-fo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fog-night</text:p>
          </table:table-cell>
          <table:table-cell office:value-type="string">
            <text:p>weather-fog-night</text:p>
          </table:table-cell>
          <table:table-cell/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[kweather]cloudy5</text:p>
          </table:table-cell>
          <table:table-cell office:value-type="string">
            <text:p>weather-overcas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</text:p>
          </table:table-cell>
          <table:table-cell table:style-name="ce4" office:value-type="string">
            <text:p>weather-severe-aler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cloudy5</text:p>
          </table:table-cell>
          <table:table-cell office:value-type="string">
            <text:p>weather-shower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weather-showers-scatter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snow5</text:p>
          </table:table-cell>
          <table:table-cell office:value-type="string">
            <text:p>weather-snow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snow5</text:p>
          </table:table-cell>
          <table:table-cell office:value-type="string">
            <text:p>weather-stor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47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/>
      <number:number number:decimal-places="0" number:min-integer-digits="1" number:grouping="true"/>
      <number:text> </number:text>
    </number:currency-style>
    <number:currency-style style:name="N106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currency-symbol/>
      <number:number number:decimal-places="0" number:min-integer-digits="1" number:grouping="true"/>
      <number:text> </number:text>
    </number:currency-style>
    <number:currency-style style:name="N10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number number: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9P0"/>
    </number:currency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11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11P2" style:volatile="true">
      <number:text> </number:text>
      <number:currency-symbol/>
      <number:text>-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13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13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5in" fo:margin-bottom="0.5in" fo:margin-left="0.5in" fo:margin-right="0.5in" style:first-page-number="continue" style:scale-to="100%" style:writing-mode="lr-tb" style:print="annotations charts drawings grid objects zero-values"/>
      <style:header-style>
        <style:header-footer-properties fo:min-height="0.2957in" fo:margin-left="0.248in" fo:margin-right="0.248in" fo:margin-bottom="0.361in"/>
      </style:header-style>
      <style:footer-style>
        <style:header-footer-properties fo:min-height="0.2957in" fo:margin-left="0.248in" fo:margin-right="0.248in" fo:margin-top="0.361in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8">07/18/2007</text:date>, <text:time>17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s" style:display-name="PageStyle_Ac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nimations" style:display-name="PageStyle_Anima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pplications" style:display-name="PageStyle_Applica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ategories" style:display-name="PageStyle_Categori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evices" style:display-name="PageStyle_Devic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mblems" style:display-name="PageStyle_Emblem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motes" style:display-name="PageStyle_Emot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national" style:display-name="PageStyle_Internation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imeTypes" style:display-name="PageStyle_MimeTyp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laces" style:display-name="PageStyle_Plac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tatus" style:display-name="PageStyle_Statu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18T17:29:05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1" meta:cell-count="1310"/>
  </office:meta>
</office:document-meta>
</file>